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" style:parent-style-name="Normál" style:family="paragraph">
      <style:paragraph-properties fo:margin-bottom="0in" fo:line-height="100%"/>
    </style:style>
    <style:style style:name="P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hu" style:country-asian="HU"/>
    </style:style>
    <style:style style:name="P1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" style:parent-style-name="Normál" style:family="paragraph">
      <style:paragraph-properties fo:margin-bottom="0in" fo:line-height="100%"/>
    </style:style>
    <style:style style:name="T23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T24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style:language-asian="hu" style:country-asian="HU"/>
    </style:style>
    <style:style style:name="P2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3" style:parent-style-name="Normál" style:family="paragraph">
      <style:paragraph-properties fo:margin-bottom="0in" fo:line-height="100%"/>
    </style:style>
    <style:style style:name="T34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3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3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0" style:parent-style-name="Normál" style:family="paragraph">
      <style:paragraph-properties fo:margin-bottom="0in" fo:line-height="100%"/>
    </style:style>
    <style:style style:name="T41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4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4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0" style:parent-style-name="Normál" style:family="paragraph">
      <style:paragraph-properties fo:margin-bottom="0in" fo:line-height="100%"/>
    </style:style>
    <style:style style:name="T51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5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58" style:parent-style-name="Normál" style:family="paragraph">
      <style:paragraph-properties fo:margin-bottom="0in" fo:line-height="100%"/>
    </style:style>
    <style:style style:name="T59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6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69" style:parent-style-name="Normál" style:family="paragraph">
      <style:paragraph-properties fo:margin-bottom="0in" fo:line-height="100%"/>
    </style:style>
    <style:style style:name="T70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7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7" style:parent-style-name="Normál" style:family="paragraph">
      <style:paragraph-properties fo:margin-bottom="0in" fo:line-height="100%"/>
    </style:style>
    <style:style style:name="T78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7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87" style:parent-style-name="Normál" style:family="paragraph">
      <style:paragraph-properties fo:margin-bottom="0in" fo:line-height="100%"/>
    </style:style>
    <style:style style:name="T88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8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3" style:parent-style-name="Normál" style:family="paragraph">
      <style:paragraph-properties fo:margin-bottom="0in" fo:line-height="100%"/>
    </style:style>
    <style:style style:name="T94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9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9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2" style:parent-style-name="Normál" style:family="paragraph">
      <style:paragraph-properties fo:margin-bottom="0in" fo:line-height="100%"/>
    </style:style>
    <style:style style:name="T103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0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0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2" style:parent-style-name="Normál" style:family="paragraph">
      <style:paragraph-properties fo:margin-bottom="0in" fo:line-height="100%"/>
    </style:style>
    <style:style style:name="T113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1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1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1" style:parent-style-name="Normál" style:family="paragraph">
      <style:paragraph-properties fo:margin-bottom="0in" fo:line-height="100%"/>
    </style:style>
    <style:style style:name="T122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2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2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1" style:parent-style-name="Normál" style:family="paragraph">
      <style:paragraph-properties fo:margin-bottom="0in" fo:line-height="100%"/>
    </style:style>
    <style:style style:name="T132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3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3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0" style:parent-style-name="Normál" style:family="paragraph">
      <style:paragraph-properties fo:margin-bottom="0in" fo:line-height="100%"/>
    </style:style>
    <style:style style:name="T141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4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49" style:parent-style-name="Normál" style:family="paragraph">
      <style:paragraph-properties fo:margin-bottom="0in" fo:line-height="100%"/>
    </style:style>
    <style:style style:name="T150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5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color="#FF0000" fo:font-size="12pt" style:font-size-asian="12pt" style:font-size-complex="12pt" style:language-asian="hu" style:country-asian="HU"/>
    </style:style>
    <style:style style:name="P15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6" style:parent-style-name="Normál" style:family="paragraph">
      <style:paragraph-properties fo:margin-bottom="0in" fo:line-height="100%"/>
    </style:style>
    <style:style style:name="T157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5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5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67" style:parent-style-name="Normál" style:family="paragraph">
      <style:paragraph-properties fo:margin-bottom="0in" fo:line-height="100%"/>
    </style:style>
    <style:style style:name="T168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6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77" style:parent-style-name="Normál" style:family="paragraph">
      <style:paragraph-properties fo:margin-bottom="0in" fo:line-height="100%"/>
    </style:style>
    <style:style style:name="T178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7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4" style:parent-style-name="Normál" style:family="paragraph">
      <style:paragraph-properties fo:margin-bottom="0in" fo:line-height="100%"/>
    </style:style>
    <style:style style:name="T185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8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8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5" style:parent-style-name="Normál" style:family="paragraph">
      <style:paragraph-properties fo:margin-bottom="0in" fo:line-height="100%"/>
    </style:style>
    <style:style style:name="T196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19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19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2" style:parent-style-name="Normál" style:family="paragraph">
      <style:paragraph-properties fo:margin-bottom="0in" fo:line-height="100%"/>
    </style:style>
    <style:style style:name="T203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0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0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3" style:parent-style-name="Normál" style:family="paragraph">
      <style:paragraph-properties fo:margin-bottom="0in" fo:line-height="100%"/>
    </style:style>
    <style:style style:name="T214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1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1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2" style:parent-style-name="Normál" style:family="paragraph">
      <style:paragraph-properties fo:margin-bottom="0in" fo:line-height="100%"/>
    </style:style>
    <style:style style:name="T223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2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29" style:parent-style-name="Normál" style:family="paragraph">
      <style:paragraph-properties fo:margin-bottom="0in" fo:line-height="100%"/>
    </style:style>
    <style:style style:name="T230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3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38" style:parent-style-name="Normál" style:family="paragraph">
      <style:paragraph-properties fo:margin-bottom="0in" fo:line-height="100%"/>
    </style:style>
    <style:style style:name="T239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4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48" style:parent-style-name="Normál" style:family="paragraph">
      <style:paragraph-properties fo:margin-bottom="0in" fo:line-height="100%"/>
    </style:style>
    <style:style style:name="T249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5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58" style:parent-style-name="Normál" style:family="paragraph">
      <style:paragraph-properties fo:margin-bottom="0in" fo:line-height="100%"/>
    </style:style>
    <style:style style:name="T259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6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2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3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8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69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0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1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2" style:parent-style-name="Normál" style:family="paragraph">
      <style:paragraph-properties fo:margin-bottom="0in" fo:line-height="100%"/>
    </style:style>
    <style:style style:name="T273" style:parent-style-name="Bekezdésalapbetűtípusa" style:family="text">
      <style:text-properties style:font-name="Times New Roman" style:font-name-asian="Times New Roman" style:font-name-complex="Times New Roman" fo:color="#FF0000" fo:font-size="12pt" style:font-size-asian="12pt" style:font-size-complex="12pt" fo:background-color="#FFFF00" style:language-asian="hu" style:country-asian="HU"/>
    </style:style>
    <style:style style:name="P274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5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6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278" style:parent-style-name="Normál" style:family="paragraph">
      <style:paragraph-properties fo:margin-bottom="0in" fo:line-height="100%"/>
    </style:style>
    <style:style style:name="T279" style:parent-style-name="Bekezdésalapbetűtípusa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280" style:parent-style-name="Bekezdésalapbetűtípusa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81" style:parent-style-name="Bekezdésalapbetűtípusa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282" style:parent-style-name="Bekezdésalapbetűtípusa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283" style:parent-style-name="Normál" style:family="paragraph">
      <style:paragraph-properties fo:margin-bottom="0in" fo:line-height="100%"/>
    </style:style>
    <style:style style:name="T284" style:parent-style-name="Bekezdésalapbetűtípusa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hu" style:country-asian="HU"/>
    </style:style>
    <style:style style:name="T285" style:parent-style-name="Bekezdésalapbetűtípusa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family="graphic" style:name="a0">
      <style:graphic-properties draw:fill="none" draw:stroke="none"/>
    </style:style>
  </office:automatic-styles>
  <office:body>
    <office:text text:use-soft-page-breaks="true">
      <text:p text:style-name="P1">E-mail *</text:p>
      <text:p text:style-name="P2">k73243049339@ktch.hu</text:p>
      <text:p text:style-name="P3">Talián Lászlóné</text:p>
      <text:p text:style-name="P4"/>
      <text:p text:style-name="P5">Gyakorlás</text:p>
      <text:p text:style-name="P6">31/30 pont</text:p>
      <text:p text:style-name="P7"> </text:p>
      <text:p text:style-name="P8">Melyik eszköz tölt be átjáró szerepkört a hálózatban, és teszi lehetővé az állomások számára, hogy távoli IP-hálózatokba küldhessenek adatokat? *</text:p>
      <text:p text:style-name="P9">1/0</text:p>
      <text:p text:style-name="P10">DNS-szerver</text:p>
      <text:p text:style-name="P11">helyi forgalomirányító</text:p>
      <text:p text:style-name="P12">helyi kapcsoló</text:p>
      <text:p text:style-name="P13"> </text:p>
      <text:p text:style-name="P14">DHCP-szerver</text:p>
      <text:p text:style-name="P15">Helyes válasz</text:p>
      <text:p text:style-name="P16">helyi forgalomirányító</text:p>
      <text:p text:style-name="P17"> </text:p>
      <text:p text:style-name="P18">Mi a program? *</text:p>
      <text:p text:style-name="P19">1/1</text:p>
      <text:p text:style-name="P20">Meghatározott tevékenységek sorozata egy projekten belül.</text:p>
      <text:p text:style-name="P21">Folyamatosan ismétlődő informatikai tevékenység</text:p>
      <text:p text:style-name="P22"><text:span text:style-name="T23">Összekapcsolódó projektek gyüjteménye, meghatározott sorrendben kell végrehajtani</text:span><text:span text:style-name="T24">.</text:span></text:p>
      <text:p text:style-name="P25"> </text:p>
      <text:p text:style-name="P26">Számítógépen megírt kód, tableten kell futtatni.</text:p>
      <text:p text:style-name="P27"> </text:p>
      <text:p text:style-name="P28">Két sorba kötött 1 kΩ ellenállás két végpontjánv -5 V és 5 V feszültség mérhető. Mekkora az ellenállások csatlakozási pontjában mérhető feszültség? *</text:p>
      <text:p text:style-name="P29">1/1</text:p>
      <text:p text:style-name="P30">10 V</text:p>
      <text:p text:style-name="P31">- 10 V</text:p>
      <text:p text:style-name="P32">5 V</text:p>
      <text:p text:style-name="P33"><text:span text:style-name="T34">0 V</text:span></text:p>
      <text:p text:style-name="P35"> </text:p>
      <text:p text:style-name="P36"> </text:p>
      <text:p text:style-name="P37">Egy általános nyomtató milyen színtérben dolgozik? *</text:p>
      <text:p text:style-name="P38">1/1</text:p>
      <text:p text:style-name="P39">RGB</text:p>
      <text:p text:style-name="P40"><text:span text:style-name="T41">CMYK</text:span></text:p>
      <text:p text:style-name="P42"> </text:p>
      <text:p text:style-name="P43">IPS</text:p>
      <text:p text:style-name="P44">HSL</text:p>
      <text:p text:style-name="P45"> </text:p>
      <text:p text:style-name="P46">Mi a közös minden projektben? *</text:p>
      <text:p text:style-name="P47">1/1</text:p>
      <text:p text:style-name="P48">Kis költségvetéssel működik</text:p>
      <text:p text:style-name="P49">Rendszeresen ismétlődik</text:p>
      <text:p text:style-name="P50"><text:span text:style-name="T51">Meghatározott célja és eredménye van</text:span></text:p>
      <text:p text:style-name="P52"> </text:p>
      <text:p text:style-name="P53">Ugyanaz a menedzser irányítja</text:p>
      <text:soft-page-break/>
      <text:p text:style-name="P54"> </text:p>
      <text:p text:style-name="P55">Egy kisvállalkozás egyetlen forgalomirányítón keresztül csatlakozik az internetszolgáltatóhoz. Melyik megoldás alkalmas az összeköttetés fenntartására, ha a forgalomirányító vagy az ISP-kapcsolat meghibásodik? *</text:p>
      <text:p text:style-name="P56">1/1</text:p>
      <text:p text:style-name="P57">A forgalomirányítóhoz csatlakozó, alcsonyabb költségű összeköttetés vásárlása egy másik ISP-től.</text:p>
      <text:p text:style-name="P58"><text:span text:style-name="T59">Egy második forgalomirányító használata, amelyik egy másik ISP-hez csatlakozik.</text:span></text:p>
      <text:p text:style-name="P60"> </text:p>
      <text:p text:style-name="P61">A belső hálózathoz csatlakozó forgalomirányítón az interfészek számának bővítése.</text:p>
      <text:p text:style-name="P62">Az ISP-hez csatlakozó forgalomirányító másik interfészének aktiválása, hogy a forgalom azon keresztül mehessen.</text:p>
      <text:p text:style-name="P63"> </text:p>
      <text:p text:style-name="P64">Az alaplap melyik egységével van kapcsolatban a RAM? *</text:p>
      <text:p text:style-name="P65">1/1</text:p>
      <text:p text:style-name="P66">Déli híd</text:p>
      <text:p text:style-name="P67">Bios</text:p>
      <text:p text:style-name="P68">Busz rendszer</text:p>
      <text:p text:style-name="P69"><text:span text:style-name="T70">Északi híd</text:span></text:p>
      <text:p text:style-name="P71"> </text:p>
      <text:p text:style-name="P72"> </text:p>
      <text:p text:style-name="P73">Melyik kártékony szoftver álcázza magát legális programnak és hajtja végre a rosszindulatú kódot, amikor elindul? *</text:p>
      <text:p text:style-name="P74">1/1</text:p>
      <text:p text:style-name="P75">kémprogram</text:p>
      <text:p text:style-name="P76">féreg</text:p>
      <text:p text:style-name="P77"><text:span text:style-name="T78">trójai faló</text:span></text:p>
      <text:p text:style-name="P79"> </text:p>
      <text:p text:style-name="P80">vírus</text:p>
      <text:p text:style-name="P81"> </text:p>
      <text:p text:style-name="P82">Miért írta be a szakember a következő parancsot copy startup-config running-config? *</text:p>
      <text:p text:style-name="P83">1/1</text:p>
      <text:p text:style-name="P84">egy megváltoztatott konfigurációt indító konfigurációvá tesz</text:p>
      <text:p text:style-name="P85">eltávolítja a kapcsoló összes beállítását</text:p>
      <text:p text:style-name="P86">elment egy aktív konfigurációt az NVRAM-ba</text:p>
      <text:p text:style-name="P87"><text:span text:style-name="T88">a RAM-ba másol egy már létező konfigurációt</text:span></text:p>
      <text:p text:style-name="P89"> </text:p>
      <text:p text:style-name="P90"> </text:p>
      <text:p text:style-name="P91">Melyik szervezet fejlesztette ki a hálózatoknál használt OSI referenciamodellt? *</text:p>
      <text:p text:style-name="P92">1/1</text:p>
      <text:p text:style-name="P93"><text:span text:style-name="T94">ISO</text:span></text:p>
      <text:p text:style-name="P95"> </text:p>
      <text:p text:style-name="P96">TIA</text:p>
      <text:p text:style-name="P97">IANA</text:p>
      <text:p text:style-name="P98">EIA</text:p>
      <text:p text:style-name="P99"> </text:p>
      <text:p text:style-name="P100">Mit jelent az AR? *</text:p>
      <text:p text:style-name="P101">1/1</text:p>
      <text:p text:style-name="P102"><text:span text:style-name="T103">kiterjesztett valóság</text:span></text:p>
      <text:p text:style-name="P104"> </text:p>
      <text:soft-page-break/>
      <text:p text:style-name="P105">avirtual reality</text:p>
      <text:p text:style-name="P106">HTML5-videókkal kapcsolatos technológia</text:p>
      <text:p text:style-name="P107">virtuális valóság</text:p>
      <text:p text:style-name="P108"> </text:p>
      <text:p text:style-name="P109">Rendszerhiba esetén melyik Microsoft alkalmazás a leghatékonyabb az adatok védelmére, ha azt rendszeresen futtatják? *</text:p>
      <text:p text:style-name="P110">1/1</text:p>
      <text:p text:style-name="P111">Xcopy</text:p>
      <text:p text:style-name="P112"><text:span text:style-name="T113">Biztonsági másolat</text:span></text:p>
      <text:p text:style-name="P114"> </text:p>
      <text:p text:style-name="P115">Tűzfal</text:p>
      <text:p text:style-name="P116">Rendszer-visszaállítási pont</text:p>
      <text:p text:style-name="P117"> </text:p>
      <text:p text:style-name="P118">Mit csinál a git pull parancs? *</text:p>
      <text:p text:style-name="P119">2/2</text:p>
      <text:p text:style-name="P120">Inicializál nekünk egy git repository-t az adott könyvtárban.</text:p>
      <text:p text:style-name="P121"><text:span text:style-name="T122">Letölti a github-ról vagy más git szerverrről a mások által eszközölt változásokat.</text:span></text:p>
      <text:p text:style-name="P123"> </text:p>
      <text:p text:style-name="P124">Feltölti a github-ra a változásainkat.</text:p>
      <text:p text:style-name="P125">Megmutatja a fájljaink állapotát.</text:p>
      <text:p text:style-name="P126"> </text:p>
      <text:p text:style-name="P127">Egy szakember egy olyan számítógépes termet felügyel, ahol a gépek nagy hőt termelnek. A szakember észrevette, hogy a számítógépekben található hűtőbordák nagyon porosak. Mit kell a szakembernek használnia a hűtőbordák tisztításához? *</text:p>
      <text:p text:style-name="P128">1/1</text:p>
      <text:p text:style-name="P129">enyhe tisztító oldatot</text:p>
      <text:p text:style-name="P130">dörzsölő alkoholt</text:p>
      <text:p text:style-name="P131"><text:span text:style-name="T132">sűrített levegőt</text:span></text:p>
      <text:p text:style-name="P133"> </text:p>
      <text:p text:style-name="P134">szöszmentes törlőruhát</text:p>
      <text:p text:style-name="P135"> </text:p>
      <text:p text:style-name="P136">Melyik segédeszközt kell használni a merevlemezen tárolt adatok helyfoglalásának optimalizálásához? *</text:p>
      <text:p text:style-name="P137">1/1</text:p>
      <text:p text:style-name="P138">Fdisk</text:p>
      <text:p text:style-name="P139">Lemezkezelő</text:p>
      <text:p text:style-name="P140"><text:span text:style-name="T141">Lemeztöredezettségmentesítő</text:span></text:p>
      <text:p text:style-name="P142"> </text:p>
      <text:p text:style-name="P143">Format</text:p>
      <text:p text:style-name="P144"> </text:p>
      <text:p text:style-name="P145">Mi a cache? *</text:p>
      <text:p text:style-name="P146">1/1</text:p>
      <text:p text:style-name="P147">Csak írható memória</text:p>
      <text:p text:style-name="P148">Készpénz</text:p>
      <text:p text:style-name="P149"><text:span text:style-name="T150">Átmeneti gyorsító tár</text:span></text:p>
      <text:p text:style-name="P151"> </text:p>
      <text:p text:style-name="P152">Csak olvasható memória</text:p>
      <text:p text:style-name="P153"> </text:p>
      <text:p text:style-name="P154">A Bitcoin elosztott főkönyvének blokkjai minden esetben tartalmazzák *</text:p>
      <text:p text:style-name="P155">1/1</text:p>
      <text:soft-page-break/>
      <text:p text:style-name="P156"><text:span text:style-name="T157">timestamp-et</text:span></text:p>
      <text:p text:style-name="P158"> </text:p>
      <text:p text:style-name="P159">A következő blokk kriptográfia segítségével titkosított hash-ét.</text:p>
      <text:p text:style-name="P160">felhasználó azonosítóját</text:p>
      <text:p text:style-name="P161">árfolyamot</text:p>
      <text:p text:style-name="P162"> </text:p>
      <text:p text:style-name="P163">Zárt áramköri hurokban 1 kΩ ellenállás és 2 V feszültséggenerátor van. *</text:p>
      <text:p text:style-name="P164">1/1</text:p>
      <text:p text:style-name="P165">Az ellenálláson átfolyó áram 0.5 mA.</text:p>
      <text:p text:style-name="P166">Az ellenálláson átfolyó áram 2 A.</text:p>
      <text:p text:style-name="P167"><text:span text:style-name="T168">Az ellenálláson átfolyó áram 2 mA</text:span></text:p>
      <text:p text:style-name="P169"> </text:p>
      <text:p text:style-name="P170">Az ellenálláson átfolyó áram 0.5 A</text:p>
      <text:p text:style-name="P171"> </text:p>
      <text:p text:style-name="P172">Mire használjuk a git push-t? *</text:p>
      <text:p text:style-name="P173">1/1</text:p>
      <text:p text:style-name="P174">Arra, hogy git repositoryt inicializáljunk a segítségével.</text:p>
      <text:p text:style-name="P175">Arra, hogy megnézzük, van-e módosítás a github-on, ami nálunk még nincsen meg.</text:p>
      <text:p text:style-name="P176">Arra, hogy a lokális változásainkat mentsük a lokális git repositorynkba.</text:p>
      <text:p text:style-name="P177"><text:span text:style-name="T178">Arra, hogy a lokálisan commitolt változásainkat feltöltsük a githubra vagy más git szerverre.</text:span></text:p>
      <text:p text:style-name="P179"> </text:p>
      <text:p text:style-name="P180"> </text:p>
      <text:p text:style-name="P181">Mit jelent az SoC kifejezés? *</text:p>
      <text:p text:style-name="P182">1/1</text:p>
      <text:p text:style-name="P183">Spray on Cover, ráfújható védelem</text:p>
      <text:p text:style-name="P184"><text:span text:style-name="T185">System on a chip, az egész rendszer gyártáskkor egy tokozásban készül el</text:span></text:p>
      <text:p text:style-name="P186"> </text:p>
      <text:p text:style-name="P187">Source of Code, egy program forráskódja</text:p>
      <text:p text:style-name="P188">Speciality of Computing, a számítástechnia érdekességei</text:p>
      <text:p text:style-name="P189"> </text:p>
      <text:p text:style-name="P190">Mire használjuk a VMware Workstation-t? *</text:p>
      <text:p text:style-name="P191">1/1</text:p>
      <text:p text:style-name="P192">Szoftverfejlesztésre</text:p>
      <text:p text:style-name="P193">Vállalat irányítási feladatok ellátására</text:p>
      <text:p text:style-name="P194">Tesztkörnyezet kiépítésére</text:p>
      <text:p text:style-name="P195"><text:span text:style-name="T196">Virtualizáció megvalósítására</text:span></text:p>
      <text:p text:style-name="P197"> </text:p>
      <text:p text:style-name="P198"> </text:p>
      <text:p text:style-name="P199">Mit jelent a CMYK-ban a K? *</text:p>
      <text:p text:style-name="P200">1/1</text:p>
      <text:p text:style-name="P201">karmazsin</text:p>
      <text:p text:style-name="P202"><text:span text:style-name="T203">kulcsszín</text:span></text:p>
      <text:p text:style-name="P204"> </text:p>
      <text:p text:style-name="P205">kék</text:p>
      <text:p text:style-name="P206">fekete</text:p>
      <text:p text:style-name="P207"> </text:p>
      <text:p text:style-name="P208">Egy állományra milyen alapértelmezett jogok állíthatók Linux alatt? *</text:p>
      <text:p text:style-name="P209">1/1</text:p>
      <text:p text:style-name="P210">olvasás, írás, törlés, futtatás</text:p>
      <text:p text:style-name="P211">írás, olvasás, számolás</text:p>
      <text:soft-page-break/>
      <text:p text:style-name="P212">végrehajtás, olvasás, törlés</text:p>
      <text:p text:style-name="P213"><text:span text:style-name="T214">olvasás, írás, futtatás (vagy végrehajtás)</text:span></text:p>
      <text:p text:style-name="P215"> </text:p>
      <text:p text:style-name="P216"> </text:p>
      <text:p text:style-name="P217">Melyik virtualizációs szoftver? *</text:p>
      <text:p text:style-name="P218">1/1</text:p>
      <text:p text:style-name="P219">Visual Studio</text:p>
      <text:p text:style-name="P220">Geany</text:p>
      <text:p text:style-name="P221">SourceTree</text:p>
      <text:p text:style-name="P222"><text:span text:style-name="T223">VirtualBox</text:span></text:p>
      <text:p text:style-name="P224"> </text:p>
      <text:p text:style-name="P225"> </text:p>
      <text:p text:style-name="P226">Hány érintkezője van a SATA adatkábel csatlakozónak? *</text:p>
      <text:p text:style-name="P227">1/1</text:p>
      <text:p text:style-name="P228">40</text:p>
      <text:p text:style-name="P229"><text:span text:style-name="T230">7</text:span></text:p>
      <text:p text:style-name="P231"> </text:p>
      <text:p text:style-name="P232">80</text:p>
      <text:p text:style-name="P233">34</text:p>
      <text:p text:style-name="P234"> </text:p>
      <text:p text:style-name="P235">Melyik két interfészen vagy porton lehet végrehajtási időtúllépés beállításával növelni a biztonságot? *</text:p>
      <text:p text:style-name="P236">1/1</text:p>
      <text:p text:style-name="P237">soros interfész, konzol port</text:p>
      <text:p text:style-name="P238"><text:span text:style-name="T239">konzol port, vty port</text:span></text:p>
      <text:p text:style-name="P240"> </text:p>
      <text:p text:style-name="P241">FastEthernet interfész, looback interfész</text:p>
      <text:p text:style-name="P242">vty port, soros interfész</text:p>
      <text:p text:style-name="P243"> </text:p>
      <text:p text:style-name="P244">Melyek a perifériák? *</text:p>
      <text:p text:style-name="P245">1/1</text:p>
      <text:p text:style-name="P246">DVD, HDD, SSD</text:p>
      <text:p text:style-name="P247">USB, mikrofon, memória</text:p>
      <text:p text:style-name="P248"><text:span text:style-name="T249">Egér, nyomtató, hangszóró</text:span></text:p>
      <text:p text:style-name="P250"> </text:p>
      <text:p text:style-name="P251">HDD, memória, videókártya</text:p>
      <text:p text:style-name="P252"> </text:p>
      <text:p text:style-name="P253">Melyik AR applikáció? *</text:p>
      <text:p text:style-name="P254">1/1</text:p>
      <text:p text:style-name="P255">TikTok</text:p>
      <text:p text:style-name="P256">Egyszerű, egyablakos ügyintézés a felhasználók számára.</text:p>
      <text:p text:style-name="P257">WhatsApp</text:p>
      <text:p text:style-name="P258"><text:span text:style-name="T259">Pokémon GO</text:span></text:p>
      <text:p text:style-name="P260"> </text:p>
      <text:p text:style-name="P261"> </text:p>
      <text:p text:style-name="P262">Mi az IoT? *</text:p>
      <text:p text:style-name="P263">1/1</text:p>
      <text:p text:style-name="P264">Interceptin on Time, időben elfogás, egy probéma azonnali feltárása</text:p>
      <text:p text:style-name="P265">Increase of Threat, nővekvő fenyegetés; az internet biztonsági kockázatának növvekedése</text:p>
      <text:p text:style-name="P266">Inception of Thoughts, a gondolatok megfoganása; a mesterséges intettligncia célja</text:p>
      <text:soft-page-break/>
      <text:p text:style-name="P267">Internet of Things, dologok internete; hálózatba kötött intelligens eszközök</text:p>
      <text:p text:style-name="P268"> </text:p>
      <text:p text:style-name="P269"> </text:p>
      <text:p text:style-name="P270">Az állománynak milyen szereplők számára állíthatunk jogosultságokat? *</text:p>
      <text:p text:style-name="P271">1/1</text:p>
      <text:p text:style-name="P272"><text:span text:style-name="T273">tulajdonos, csoport, mindenki más</text:span></text:p>
      <text:p text:style-name="P274"> </text:p>
      <text:p text:style-name="P275">rendszergazda, általános, vendég</text:p>
      <text:p text:style-name="P276">létrehozó, rendszergazda, csoport, más</text:p>
      <text:p text:style-name="P277">tulajdonos, admin, felhasználó</text:p>
      <text:p text:style-name="P278"><text:span text:style-name="T279">Az űrlapot az Ön domainjén kívül hozták létre. -<text:s/></text:span><text:a xlink:href="https://policies.google.com/terms" office:target-frame-name="_blank" xlink:show="new"><text:span text:style-name="T280">Felhasználási feltételek</text:span></text:a><text:span text:style-name="T281"><text:s/>-<text:s/></text:span><text:a xlink:href="https://policies.google.com/privacy" office:target-frame-name="_blank" xlink:show="new"><text:span text:style-name="T282">Adatvédelmi irányelvek</text:span></text:a></text:p>
      <text:p text:style-name="P283"><text:a xlink:href="https://www.google.com/forms/about/?utm_source=product&amp;utm_medium=forms_logo&amp;utm_campaign=forms" office:target-frame-name="_top" xlink:show="replace"><text:span text:style-name="T284"><draw:custom-shape svg:x="0in" svg:y="0in" svg:width="0.33333in" svg:height="0.33333in" draw:id="id0" draw:style-name="a0" draw:name="AutoShape 2" text:anchor-type="as-char"><svg:title/><svg:desc>Google</svg:desc><draw:enhanced-geometry draw:type="non-primitive" svg:viewBox="0 0 21600 21600" draw:enhanced-path="M 0 0 L 21600 0 21600 21600 0 21600 Z N"/></draw:custom-shape></text:span><text:span text:style-name="T285"> Űrlapok</text:span></text:a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6T22:11:00Z</meta:creation-date>
    <dc:date>2021-11-06T23:12:00Z</dc:date>
    <meta:template xlink:href="Normal.dotm" xlink:type="simple"/>
    <meta:editing-cycles>1</meta:editing-cycles>
    <meta:editing-duration>PT3660S</meta:editing-duration>
    <meta:document-statistic meta:page-count="6" meta:paragraph-count="12" meta:word-count="806" meta:character-count="6358" meta:row-count="46" meta:non-whitespace-character-count="5564"/>
  </office:meta>
</office:document-meta>
</file>